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text-properties style:text-underline-style="none"/>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list-style-name="L6">
      <style:text-properties style:text-underline-style="none" fo:font-weight="normal" style:font-weight-asian="normal" style:font-weight-complex="normal"/>
    </style:style>
    <style:style style:name="P19"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0" style:family="paragraph" style:parent-style-name="Heading_20_1">
      <style:text-properties style:text-underline-style="none" fo:font-weight="normal" style:font-weight-asian="normal" style:font-weight-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8" style:family="text">
      <style:text-properties fo:font-size="13pt" fo:font-style="normal" style:text-underline-style="solid" style:text-underline-width="auto" style:text-underline-color="font-color" style:font-size-asian="13pt" style:font-style-asian="normal" style:font-size-complex="13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nmorph-foma morfológiai elemző és generátor a magyar nyelvre. </text:p>
      <text:p text:style-name="P7"/>
      <text:p text:style-name="P8">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9">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9">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513923302" text:style-name="L1">
        <text:list-item>
          <text:p text:style-name="P12">helyesírás ellenőrzés</text:p>
        </text:list-item>
        <text:list-item>
          <text:p text:style-name="P12">fordító támogatás</text:p>
        </text:list-item>
        <text:list-item>
          <text:p text:style-name="P12">szótövezés</text:p>
        </text:list-item>
        <text:list-item>
          <text:p text:style-name="P12">korpusz analizálási és előállítási segédeszköz</text:p>
        </text:list-item>
        <text:list-item>
          <text:p text:style-name="P12">szövegek átformálása</text:p>
        </text:list-item>
        <text:list-item>
          <text:p text:style-name="P12">...</text:p>
        </text:list-item>
      </text:list>
      <text:p text:style-name="Standard"/>
      <text:p text:style-name="Standard">Hunmorph-foma szófajai:</text:p>
      <text:list xml:id="list2128898023" text:style-name="L2">
        <text:list-item>
          <text:p text:style-name="P13">főnév</text:p>
        </text:list-item>
      </text:list>
      <text:list xml:id="list1964105443" text:style-name="L3">
        <text:list-item>
          <text:p text:style-name="P14">melléknév</text:p>
        </text:list-item>
        <text:list-item>
          <text:p text:style-name="P14">ige</text:p>
        </text:list-item>
        <text:list-item>
          <text:p text:style-name="P14">számnév</text:p>
        </text:list-item>
        <text:list-item>
          <text:p text:style-name="P14">névmás</text:p>
        </text:list-item>
        <text:list-item>
          <text:p text:style-name="P14">határozó, kötőszó, névutó, egyéb</text:p>
        </text:list-item>
        <text:list-item>
          <text:p text:style-name="P14">...</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38440736" text:style-name="L4">
        <text:list-item>
          <text:p text:style-name="P15">Az ismétlés jele a Rep, </text:p>
        </text:list-item>
        <text:list-item>
          <text:p text:style-name="P15">A felszólítás jele Imper. </text:p>
        </text:list-item>
        <text:list-item>
          <text:p text:style-name="P15">Tárgyas: Def Tárgyatlan: Indef</text:p>
        </text:list-item>
        <text:list-item>
          <text:p text:style-name="P15">Feltételes: Cond</text:p>
        </text:list-item>
        <text:list-item>
          <text:p text:style-name="P15">Kötőmód: Conj</text:p>
        </text:list-item>
        <text:list-item>
          <text:p text:style-name="P15">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1269817862" text:style-name="L5">
        <text:list-item>
          <text:p text:style-name="P16">enyém</text:p>
        </text:list-item>
        <text:list-item>
          <text:p text:style-name="P16">mellettünk</text:p>
        </text:list-item>
        <text:list-item>
          <text:p text:style-name="P16">tőletek</text:p>
        </text:list-item>
        <text:list-item>
          <text:p text:style-name="P16">....</text:p>
        </text:list-item>
      </text:list>
      <text:p text:style-name="P5"/>
      <text:p text:style-name="P4">További szófajok:</text:p>
      <text:p text:style-name="P3"/>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1">Szófaj</text:p>
          </table:table-cell>
          <table:table-cell table:style-name="Táblázat9.A1" office:value-type="string">
            <text:p text:style-name="P11">Név </text:p>
          </table:table-cell>
          <table:table-cell table:style-name="Táblázat9.C1" office:value-type="string">
            <text:p text:style-name="P11">Példa</text:p>
          </table:table-cell>
        </table:table-row>
        <table:table-row>
          <table:table-cell table:style-name="Táblázat9.A2" office:value-type="string">
            <text:p text:style-name="Table_20_Contents">FXPP</text:p>
          </table:table-cell>
          <table:table-cell table:style-name="Táblázat9.A2" office:value-type="string">
            <text:p text:style-name="Table_20_Contents">rag+szám, személy </text:p>
          </table:table-cell>
          <table:table-cell table:style-name="Táblázat9.C2" office:value-type="string">
            <text:p text:style-name="Table_20_Contents">Engem, melletted</text:p>
          </table:table-cell>
        </table:table-row>
        <table:table-row>
          <table:table-cell table:style-name="Táblázat9.A2" office:value-type="string">
            <text:p text:style-name="Table_20_Contents">Adv</text:p>
          </table:table-cell>
          <table:table-cell table:style-name="Táblázat9.A2" office:value-type="string">
            <text:p text:style-name="Table_20_Contents">Határozószó</text:p>
          </table:table-cell>
          <table:table-cell table:style-name="Táblázat9.C2" office:value-type="string">
            <text:p text:style-name="Table_20_Contents">jól</text:p>
          </table:table-cell>
        </table:table-row>
        <table:table-row>
          <table:table-cell table:style-name="Táblázat9.A2" office:value-type="string">
            <text:p text:style-name="Table_20_Contents">Con </text:p>
          </table:table-cell>
          <table:table-cell table:style-name="Táblázat9.A2" office:value-type="string">
            <text:p text:style-name="Table_20_Contents">kötőszó</text:p>
          </table:table-cell>
          <table:table-cell table:style-name="Táblázat9.C2" office:value-type="string">
            <text:p text:style-name="Table_20_Contents">De, és, így</text:p>
          </table:table-cell>
        </table:table-row>
        <table:table-row>
          <table:table-cell table:style-name="Táblázat9.A2" office:value-type="string">
            <text:p text:style-name="Table_20_Contents">Det</text:p>
          </table:table-cell>
          <table:table-cell table:style-name="Táblázat9.A2" office:value-type="string">
            <text:p text:style-name="Table_20_Contents">Névelő</text:p>
          </table:table-cell>
          <table:table-cell table:style-name="Táblázat9.C2" office:value-type="string">
            <text:p text:style-name="Table_20_Contents">A, az</text:p>
          </table:table-cell>
        </table:table-row>
        <table:table-row>
          <table:table-cell table:style-name="Táblázat9.A2" office:value-type="string">
            <text:p text:style-name="Table_20_Contents">Neg</text:p>
          </table:table-cell>
          <table:table-cell table:style-name="Táblázat9.A2" office:value-type="string">
            <text:p text:style-name="Table_20_Contents">tagadószó</text:p>
          </table:table-cell>
          <table:table-cell table:style-name="Táblázat9.C2" office:value-type="string">
            <text:p text:style-name="Table_20_Contents">Nem, sem, sosem</text:p>
          </table:table-cell>
        </table:table-row>
        <table:table-row>
          <table:table-cell table:style-name="Táblázat9.A2" office:value-type="string">
            <text:p text:style-name="Table_20_Contents">Post </text:p>
          </table:table-cell>
          <table:table-cell table:style-name="Táblázat9.A2" office:value-type="string">
            <text:p text:style-name="Table_20_Contents">Névutó </text:p>
          </table:table-cell>
          <table:table-cell table:style-name="Táblázat9.C2" office:value-type="string">
            <text:p text:style-name="Table_20_Contents">Alatt, mellett, mellől</text:p>
          </table:table-cell>
        </table:table-row>
        <table:table-row>
          <table:table-cell table:style-name="Táblázat9.A2" office:value-type="string">
            <text:p text:style-name="Table_20_Contents">Sentint</text:p>
          </table:table-cell>
          <table:table-cell table:style-name="Táblázat9.A2" office:value-type="string">
            <text:p text:style-name="Table_20_Contents">Indulatszó</text:p>
          </table:table-cell>
          <table:table-cell table:style-name="Táblázat9.C2" office:value-type="string">
            <text:p text:style-name="Table_20_Contents">Sej, sicc, ó</text:p>
          </table:table-cell>
        </table:table-row>
        <table:table-row>
          <table:table-cell table:style-name="Táblázat9.A2" office:value-type="string">
            <text:p text:style-name="Table_20_Contents">Twin</text:p>
          </table:table-cell>
          <table:table-cell table:style-name="Táblázat9.A2" office:value-type="string">
            <text:p text:style-name="Table_20_Contents">szópár</text:p>
          </table:table-cell>
          <table:table-cell table:style-name="Táblázat9.C2" office:value-type="string">
            <text:p text:style-name="Table_20_Contents">Gizes-gazos, hébe-hóba</text:p>
          </table:table-cell>
        </table:table-row>
        <table:table-row>
          <table:table-cell table:style-name="Táblázat9.A2" office:value-type="string">
            <text:p text:style-name="Table_20_Contents">Vbpfx</text:p>
          </table:table-cell>
          <table:table-cell table:style-name="Táblázat9.A2" office:value-type="string">
            <text:p text:style-name="Table_20_Contents">Igekötő</text:p>
          </table:table-cell>
          <table:table-cell table:style-name="Táblázat9.C2" office:value-type="string">
            <text:p text:style-name="Table_20_Contents">Újra, le, meg </text:p>
          </table:table-cell>
        </table:table-row>
      </table:table>
      <text:p text:style-name="P6"/>
      <text:p text:style-name="P5">Határozók, kötőszavak és egyéb szófajok ragozatlanok. </text:p>
      <text:p text:style-name="P6"/>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ext:soft-page-break/>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text:soft-page-break/>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text:soft-page-break/></text:p>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21"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text:soft-page-break/>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
      <text:p text:style-name="P4">Foma fájlok ellenőrzése:</text:p>
      <text:p text:style-name="P6"/>
      <text:p text:style-name="P6">/tools/fomachk/fomafom2.pl a foma fájlokat ellenőrzi a $root mappában </text:p>
      <text:p text:style-name="P6"><text:s/>Használata a fő mappából: </text:p>
      <text:p text:style-name="P6"><text:s/>$ perl tools/fomachk/fomafom2.pl verb</text:p>
      <text:p text:style-name="P6"><text:s/>$</text:p>
      <text:p text:style-name="P6"/>
      <text:p text:style-name="P6"><text:soft-page-break/>fomafom2.pl ellenőrzi a kommentárokat, <text:s/>a definíciók <text:s/>lezárását, hogy nincsenek-e hívások nem definiált definíciókra, és hogy minden definíciót használ is-e a .foma fájl. <text:s/></text:p>
      <text:p text:style-name="P6"/>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10">send: <text:s/>at chkwdlistup.pl line 28, &lt;FILE&gt; line 9.</text:p>
      <text:p text:style-name="P3"/>
      <text:p text:style-name="P3">A ragozás tesztje:</text:p>
      <text:p text:style-name="P3"/>
      <text:p text:style-name="P6">A tools/wdtest mappában vannak az egyes szavak ragozási tesztjéhez szükséges fájlok. </text:p>
      <text:p text:style-name="P6"/>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p text:style-name="P11">Szófaj</text:p>
          </table:table-cell>
          <table:table-cell table:style-name="Táblázat10.A1" office:value-type="string">
            <text:p text:style-name="P11">Héjporgram</text:p>
          </table:table-cell>
          <table:table-cell table:style-name="Táblázat10.A1" office:value-type="string">
            <text:p text:style-name="P11">Perl program </text:p>
          </table:table-cell>
          <table:table-cell table:style-name="Táblázat10.D1" office:value-type="string">
            <text:p text:style-name="P11">Eredmény </text:p>
          </table:table-cell>
        </table:table-row>
        <table:table-row>
          <table:table-cell table:style-name="Táblázat10.A2" office:value-type="string">
            <text:p text:style-name="Table_20_Contents">Noun</text:p>
          </table:table-cell>
          <table:table-cell table:style-name="Táblázat10.A2" office:value-type="string">
            <text:p text:style-name="Table_20_Contents">Testnoun1.sh</text:p>
          </table:table-cell>
          <table:table-cell table:style-name="Táblázat10.A2" office:value-type="string">
            <text:p text:style-name="Table_20_Contents">Testnoun1.pl</text:p>
          </table:table-cell>
          <table:table-cell table:style-name="Táblázat10.D2" office:value-type="string">
            <text:p text:style-name="Table_20_Contents">/tmp/noun</text:p>
          </table:table-cell>
        </table:table-row>
        <table:table-row>
          <table:table-cell table:style-name="Táblázat10.A2" office:value-type="string">
            <text:p text:style-name="Table_20_Contents">Verb</text:p>
          </table:table-cell>
          <table:table-cell table:style-name="Táblázat10.A2" office:value-type="string">
            <text:p text:style-name="Table_20_Contents">Testverb1.sh</text:p>
          </table:table-cell>
          <table:table-cell table:style-name="Táblázat10.A2" office:value-type="string">
            <text:p text:style-name="Table_20_Contents">Testverb1.pl</text:p>
          </table:table-cell>
          <table:table-cell table:style-name="Táblázat10.D2" office:value-type="string">
            <text:p text:style-name="Table_20_Contents">/tmp/verb</text:p>
          </table:table-cell>
        </table:table-row>
        <table:table-row>
          <table:table-cell table:style-name="Táblázat10.A2" office:value-type="string">
            <text:p text:style-name="Table_20_Contents">Adj</text:p>
          </table:table-cell>
          <table:table-cell table:style-name="Táblázat10.A2" office:value-type="string">
            <text:p text:style-name="Table_20_Contents">Testadj1.sh</text:p>
          </table:table-cell>
          <table:table-cell table:style-name="Táblázat10.A2" office:value-type="string">
            <text:p text:style-name="Table_20_Contents">Testadj1.pl</text:p>
          </table:table-cell>
          <table:table-cell table:style-name="Táblázat10.D2" office:value-type="string">
            <text:p text:style-name="Table_20_Contents">/tmp/adj</text:p>
          </table:table-cell>
        </table:table-row>
        <table:table-row>
          <table:table-cell table:style-name="Táblázat10.A2" office:value-type="string">
            <text:p text:style-name="Table_20_Contents">Num</text:p>
          </table:table-cell>
          <table:table-cell table:style-name="Táblázat10.A2" office:value-type="string">
            <text:p text:style-name="Table_20_Contents">Testnum1.sh</text:p>
          </table:table-cell>
          <table:table-cell table:style-name="Táblázat10.A2" office:value-type="string">
            <text:p text:style-name="Table_20_Contents">Testnum1.pl</text:p>
          </table:table-cell>
          <table:table-cell table:style-name="Táblázat10.D2" office:value-type="string">
            <text:p text:style-name="Table_20_Contents">/tmp/num</text:p>
          </table:table-cell>
        </table:table-row>
      </table:table>
      <text:p text:style-name="P6"/>
      <text:p text:style-name="P6">A legelső teszt előtt <text:s/><text:span text:style-name="T1">make-t </text:span>kell csinálni <text:s/>Hunmorph-foma mappájában. Az első sor minden tesztelési héjprogramban Hunmorph-foma mappája kell, hogy legyen, esetemben ez: root=/home/en/program/foma/tktest1 </text:p>
      <text:p text:style-name="P6">A = jel köré vagy máshová nem szabad szóközt tenni. <text:s/></text:p>
      <text:p text:style-name="P6">A tesztelendő szót a perl fájlba kell beírni, <text:s/>mindig a @szarr tömbbe, egy vagy több szó beadása lehetséges perl szintaxis betartásával ('szó1', 'szó2', ...)</text:p>
      <text:p text:style-name="P6"/>
      <text:p text:style-name="P6">A <text:s/>tools/wdtest mappában egy teszt:</text:p>
      <text:p text:style-name="P6"/>
      <text:p text:style-name="P6">en@en-Anonymous ~/program/foma/tktest1/tools/wdtest $ sh testnoun1.sh </text:p>
      <text:p text:style-name="P6">noun test start </text:p>
      <text:p text:style-name="P6">/home/en/program/foma/tktest1/hunnoun.fst </text:p>
      <text:p text:style-name="P6">nohup: kimenet hozzáfűzése a következőhöz: ”nohup.out” </text:p>
      <text:p text:style-name="P6">noun test finished </text:p>
      <text:p text:style-name="P6">en@en-Anonymous ~/program/foma/tktest1/tools/wdtest $ cat /tmp/noun</text:p>
      <text:p text:style-name="P6">...</text:p>
      <text:p text:style-name="P6"/>
      <text:p text:style-name="P6"><text:soft-page-break/></text:p>
      <text:p text:style-name="P3"/>
      <text:p text:style-name="P6"/>
      <text:p text:style-name="P3">Segédprogramok</text:p>
      <text:p text:style-name="P6"/>
      <text:p text:style-name="P6">A tools/perl mappában levő programok:</text:p>
      <text:p text:style-name="P6"/>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Melyi2.pl kiválogatja azokat a szavakat, melyek mély végződéseket kívánnak, noha a szó utolsó mássalhangzója i.</text:p>
      <text:p text:style-name="P6"/>
      <text:p text:style-name="P6"/>
      <text:p text:style-name="P4">Hivatkozások jegyzéke</text:p>
      <text:p text:style-name="P4"/>
      <text:list xml:id="list473350252" text:style-name="L6">
        <text:list-item>
          <text:p text:style-name="P19"><text:a xlink:type="simple" xlink:href="https://gitorious.org/hunmorph-foma/hunmorph-foma/trees/master">https://gitorious.org/hunmorph-foma/hunmorph-foma/trees/master</text:a></text:p>
        </text:list-item>
        <text:list-item>
          <text:p text:style-name="P19"><text:a xlink:type="simple" xlink:href="https://gitorious.org/hunmorph-foma/pages/Home">https://gitorious.org/hunmorph-foma/pages/Home</text:a></text:p>
        </text:list-item>
        <text:list-item>
          <text:p text:style-name="P19"><text:a xlink:type="simple" xlink:href="http://code.google.com/p/foma">http://code.google.com/p/foma</text:a></text:p>
        </text:list-item>
        <text:list-item>
          <text:p text:style-name="P19"><text:a xlink:type="simple" xlink:href="https://victorio.uit.no/langtech/tags/DIVVUN-NO_1_0_RELEASE/gt/doc/book.pdf_1.pdf">https://victorio.uit.no/langtech/tags/DIVVUN-NO_1_0_RELEASE/gt/doc/book.pdf_1.pdf</text:a></text:p>
        </text:list-item>
        <text:list-item>
          <text:p text:style-name="P19"><text:a xlink:type="simple" xlink:href="http://mokk.bme.hu/resources/hunmorph/">http://mokk.bme.hu/resources/hunmorph/</text:a></text:p>
        </text:list-item>
        <text:list-item>
          <text:p text:style-name="P19"><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9"><text:a xlink:type="simple" xlink:href="http://bug.openscope.org/"><text:span text:style-name="Citation"><text:span text:style-name="T3">http://bug.openscope.org</text:span></text:span></text:a></text:p>
        </text:list-item>
        <text:list-item>
          <text:p text:style-name="P19"><text:a xlink:type="simple" xlink:href="http://code.google.com/p/foma/wiki/FlookupDocumentation"><text:span text:style-name="Citation"><text:span text:style-name="T3">http://code.google.com/p/foma/wiki/FlookupDocumentation</text:span></text:span></text:a></text:p>
        </text:list-item>
        <text:list-item>
          <text:p text:style-name="P18"><text:a xlink:type="simple" xlink:href="http://www.ims.uni-stuttgart.de/projekte/gramotron/SOFTWARE/SFST.html"><text:span text:style-name="Citation"><text:span text:style-name="T5">http://www.ims.uni-stuttgart.de/projekte/gramotron/SOFTWARE/SFST.html</text:span></text:span></text:a></text:p>
        </text:list-item>
        <text:list-item>
          <text:p text:style-name="P18"><text:a xlink:type="simple" xlink:href="http://www.inf.u-szeged.hu/projectdirs/hlt/"><text:span text:style-name="Citation"><text:span text:style-name="T5">http://www.inf.u-szeged.hu/projectdirs/hlt/</text:span></text:span></text:a></text:p>
        </text:list-item>
        <text:list-item>
          <text:p text:style-name="P18"><text:a xlink:type="simple" xlink:href="http://www.let.rug.nl/~coltekin/trmorph/"><text:span text:style-name="Citation"><text:span text:style-name="T5">http://www.let.rug.nl/~coltekin/trmorph/</text:span></text:span></text:a></text:p>
        </text:list-item>
      </text:list>
      <text:p text:style-name="P6"><text:span text:style-name="Citation"><text:span text:style-name="T5"/></text:span></text:p>
      <text:h text:style-name="P20" text:outline-level="1"><text:bookmark text:name="~~zenet+a+szerz~~nek++"/><text:span text:style-name="Citation"><text:span text:style-name="T8">Üzenet a szerzőnek </text:span></text:span></text:h>
      <text:p text:style-name="Text_20_body">Üzenetet az eleonora46_kukac_gmx_pont_net email címre küldhet. A tárgyban adja meg a hunmorph kulcsszót.</text:p>
      <text:p text:style-name="Text_20_body"><text:bookmark text:name="English+text++"/></text:p>
      <text:p text:style-name="P6"><text:span text:style-name="Ci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4T11:22:17</dc:date>
    <dc:creator>en </dc:creator>
    <meta:editing-duration>PT12H47M34S</meta:editing-duration>
    <meta:editing-cycles>60</meta:editing-cycles>
    <meta:generator>LibreOffice/3.4$Linux LibreOffice_project/340m1$Build-402</meta:generator>
    <meta:document-statistic meta:table-count="10" meta:image-count="0" meta:object-count="0" meta:page-count="12" meta:paragraph-count="503" meta:word-count="2501" meta:character-count="19000" meta:non-whitespace-character-count="16880"/>
  </office:meta>
</office:document-meta>
</file>